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3.2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8.67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609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276cm"/>
    </style:style>
    <style:style style:name="co19" style:family="table-column">
      <style:table-column-properties fo:break-before="auto" style:column-width="4.193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1.122cm" fo:break-before="auto" style:use-optimal-row-height="false"/>
    </style:style>
    <style:style style:name="ro3" style:family="table-row">
      <style:table-row-properties style:row-height="1.859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1.018cm" fo:break-before="auto" style:use-optimal-row-height="true"/>
    </style:style>
    <style:style style:name="ro11" style:family="table-row">
      <style:table-row-properties style:row-height="1.372cm" fo:break-before="auto" style:use-optimal-row-height="false"/>
    </style:style>
    <style:style style:name="ro12" style:family="table-row">
      <style:table-row-properties style:row-height="1.404cm" fo:break-before="auto" style:use-optimal-row-height="true"/>
    </style:style>
    <style:style style:name="ro13" style:family="table-row">
      <style:table-row-properties style:row-height="1.635cm" fo:break-before="auto" style:use-optimal-row-height="false"/>
    </style:style>
    <style:style style:name="ro14" style:family="table-row">
      <style:table-row-properties style:row-height="0.647cm" fo:break-before="auto" style:use-optimal-row-height="true"/>
    </style:style>
    <style:style style:name="ro15" style:family="table-row">
      <style:table-row-properties style:row-height="1.559cm" fo:break-before="auto" style:use-optimal-row-height="false"/>
    </style:style>
    <style:style style:name="ro16" style:family="table-row">
      <style:table-row-properties style:row-height="0.931cm" fo:break-before="auto" style:use-optimal-row-height="fals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36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144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5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6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7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8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9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151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62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3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41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182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7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ffdbb6" fo:border="0.06pt solid #000000" fo:padding="0.136cm"/>
    </style:style>
    <style:style style:name="ce213" style:family="table-cell" style:parent-style-name="Default">
      <style:table-cell-properties fo:background-color="#ff972f" fo:border="0.06pt solid #000000" fo:padding="0.136cm"/>
    </style:style>
    <style:style style:name="ce2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216" style:family="table-cell" style:parent-style-name="Default" style:data-style-name="N108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7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7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8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9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231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2" style:family="table-cell" style:parent-style-name="Default" style:data-style-name="N108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33" style:family="table-cell" style:parent-style-name="Default" style:data-style-name="N108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34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8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0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1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242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24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244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" style:family="table-cell" style:parent-style-name="Default" style:data-style-name="N108"/>
    <style:style style:name="ce24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3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5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3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8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8">
      <style:table-cell-properties fo:border-bottom="none" style:text-align-source="fix" style:repeat-content="false" fo:wrap-option="wrap" fo:border-left="0.74pt solid #000000" fo:padding="0.136cm" fo:border-right="0.74pt solid #000000" fo:border-top="0.06pt solid #000000" style:vertical-align="middle"/>
      <style:paragraph-properties fo:text-align="center" fo:margin-left="0cm"/>
    </style:style>
    <style:style style:name="ce158" style:family="table-cell" style:parent-style-name="Default" style:data-style-name="N108">
      <style:table-cell-properties fo:border-bottom="0.06pt solid #000000" style:text-align-source="fix" style:repeat-content="false" fo:wrap-option="wrap" fo:border-left="0.74pt solid #000000" fo:padding="0.136cm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26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8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8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00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NT_Amazon.Q1"/>
      <style:map style:condition="cell-content()=[$Liste_Materiel.$G$76]" style:apply-style-name="En_20_attente_20_de_20_réception" style:base-cell-address="NT_Amazon.Q1"/>
      <style:map style:condition="cell-content()=[$Liste_Materiel.$G$77]" style:apply-style-name="Sans_20_nom1" style:base-cell-address="NT_Amazon.Q1"/>
      <style:map style:condition="cell-content()=[$Liste_Materiel.$G$78]" style:apply-style-name="colis_20_perdu" style:base-cell-address="NT_Amazon.Q1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2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1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2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5" style:family="table-cell" style:parent-style-name="Default">
      <style:table-cell-properties fo:border="0.99pt solid #000000"/>
    </style:style>
    <style:style style:name="ce2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0" style:family="table-cell" style:parent-style-name="Pivot_20_Table_20_Category" style:data-style-name="N0">
      <style:table-cell-properties fo:border="0.99pt solid #000000"/>
    </style:style>
    <style:style style:name="ce23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23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5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247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NT_Vexi.G69">
          <table:error-message table:message-type="stop" table:display="true"/>
        </table:content-validation>
        <table:content-validation table:name="val2" table:condition="of:cell-content-is-in-list([#REF!])" table:allow-empty-cell="true" table:display-list="sort-ascending" table:base-cell-address="NT_Vexi.Q46">
          <table:error-message table:message-type="stop" table:display="true"/>
        </table:content-validation>
      </table:content-validations>
      <table:table table:name="Liste_Materi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1"/>
        <table:table-column table:style-name="co2" table:default-cell-style-name="ce10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2" table:default-cell-style-name="ce166"/>
        <table:table-column table:style-name="co12" table:default-cell-style-name="ce166"/>
        <table:table-column table:style-name="co2" table:default-cell-style-name="ce294"/>
        <table:table-column table:style-name="co13" table:default-cell-style-name="ce315"/>
        <table:table-column table:style-name="co2" table:number-columns-repeated="1007" table:default-cell-style-name="ce2"/>
        <table:table-row table:style-name="ro1">
          <table:table-cell table:number-columns-repeated="2"/>
          <table:table-cell table:style-name="ce38" office:value-type="string" calcext:value-type="string" table:number-columns-spanned="7" table:number-rows-spanned="1">
            <text:p>Liste des éléments pour enregistreur température</text:p>
          </table:table-cell>
          <table:covered-table-cell table:number-columns-repeated="4"/>
          <table:covered-table-cell table:style-name="ce9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3-11-28" calcext:value-type="date">
            <text:p>28 novembre 2023</text:p>
          </table:table-cell>
          <table:table-cell table:number-columns-repeated="4"/>
          <table:table-cell office:value-type="string" calcext:value-type="string">
            <text:p>Précision Température</text:p>
          </table:table-cell>
          <table:table-cell office:value-type="string" calcext:value-type="string">
            <text:p>0,1°C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0"/>
          <table:table-cell table:number-columns-repeated="5"/>
          <table:table-cell office:value-type="string" calcext:value-type="string">
            <text:p>Capteur de pression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40"/>
          <table:table-cell table:style-name="ce175" office:value-type="string" calcext:value-type="string">
            <text:p>Nombre de CTD désirés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Unit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6" office:value-type="string" calcext:value-type="string">
            <text:p>Prix unitaire</text:p>
          </table:table-cell>
          <table:table-cell table:style-name="ce21" office:value-type="string" calcext:value-type="string">
            <text:p>Prix / unit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Unit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3" table:number-columns-repeated="1007"/>
        </table:table-row>
        <table:table-row table:style-name="ro7">
          <table:table-cell table:style-name="ce4"/>
          <table:table-cell table:style-name="ce18" office:value-type="string" calcext:value-type="string" table:number-columns-spanned="1" table:number-rows-spanned="17">
            <text:p>Électronique</text:p>
          </table:table-cell>
          <table:table-cell table:style-name="ce34" office:value-type="string" calcext:value-type="string">
            <text:p>Adafruit Module RTC </text:p>
          </table:table-cell>
          <table:table-cell table:style-name="ce34" office:value-type="string" calcext:value-type="string">
            <text:p>Veiller à l’horloge DS323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1" calcext:value-type="float">
            <text:p>1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<text:a xlink:href="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" xlink:type="simple">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</text:a></text:p>
          </table:table-cell>
          <table:table-cell table:style-name="ce217" office:value-type="currency" office:currency="EUR" office:value="15.84" calcext:value-type="currency">
            <text:p>15,84 €</text:p>
          </table:table-cell>
          <table:table-cell table:style-name="ce217" table:formula="of:=[.I7]*[.E7]" office:value-type="currency" office:currency="EUR" office:value="15.84" calcext:value-type="currency">
            <text:p>15,84 €</text:p>
          </table:table-cell>
          <table:table-cell table:style-name="ce217" table:formula="of:=[.I7]*[.F7]" office:value-type="currency" office:currency="EUR" office:value="15.84" calcext:value-type="currency">
            <text:p>15,84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]-[.N7]&lt;0;0;[.F7]-[.N7])" office:value-type="float" office:value="1" calcext:value-type="float">
            <text:p>1</text:p>
          </table:table-cell>
          <table:table-cell table:style-name="ce296" table:formula="of:=[.I7]*[.O7]" office:value-type="currency" office:currency="EUR" office:value="15.84" calcext:value-type="currency">
            <text:p>15,8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office:value-type="string" calcext:value-type="string">
            <text:p>Adafruit Adaloger M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1" calcext:value-type="float">
            <text:p>1</text:p>
          </table:table-cell>
          <table:table-cell table:style-name="ce53" office:value-type="string" calcext:value-type="string">
            <text:p>Digikey</text:p>
          </table:table-cell>
          <table:table-cell table:style-name="ce72" office:value-type="string" calcext:value-type="string">
            <text:p>https://www.digikey.fr/fr/products/detail/adafruit-industries-llc/2796/5804105?utm_adgroup=General&amp;utm_source=google&amp;utm_medium=cpc&amp;utm_campaign=PMax%20Shopping_Product_Zombie%20SKUs&amp;utm_term=&amp;productid=5804105&amp;utm_content=General&amp;utm_id=go_cmp-17922324366_adg-_ad-__dev-c_ext-_prd-5804105_sig-CjwKCAiAvJarBhA1EiwAGgZl0FM07C1Q0AqY3TN9yedV5ThkB7VR6zT0-LiyIRHcAcYfz5Z5zk3GYhoC9WcQAvD_BwE&amp;gad_source=1&amp;gclid=CjwKCAiAvJarBhA1EiwAGgZl0FM07C1Q0AqY3TN9yedV5ThkB7VR6zT0-LiyIRHcAcYfz5Z5zk3GYhoC9WcQAvD_BwE</text:p>
          </table:table-cell>
          <table:table-cell table:style-name="ce227" office:value-type="currency" office:currency="EUR" office:value="22.66" calcext:value-type="currency">
            <text:p>22,66 €</text:p>
          </table:table-cell>
          <table:table-cell table:style-name="ce227" table:formula="of:=[.I8]*[.E8]" office:value-type="currency" office:currency="EUR" office:value="22.66" calcext:value-type="currency">
            <text:p>22,66 €</text:p>
          </table:table-cell>
          <table:table-cell table:style-name="ce227" table:formula="of:=[.I8]*[.F8]" office:value-type="currency" office:currency="EUR" office:value="22.66" calcext:value-type="currency">
            <text:p>22,6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]-[.N8]&lt;0;0;[.F8]-[.N8])" office:value-type="float" office:value="1" calcext:value-type="float">
            <text:p>1</text:p>
          </table:table-cell>
          <table:table-cell table:style-name="ce296" table:formula="of:=[.I8]*[.O8]" office:value-type="currency" office:currency="EUR" office:value="22.66" calcext:value-type="currency">
            <text:p>22,6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office:value-type="string" calcext:value-type="string">
            <text:p>Pile CR1220</text:p>
          </table:table-cell>
          <table:table-cell table:style-name="ce34" office:value-type="string" calcext:value-type="string">
            <text:p>Pile de l’horloge RT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1" calcext:value-type="float">
            <text:p>1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Direct-Duracell-lithium-emball%C3%A9es-blister/dp/B005OQJCQI/ref=sr_1_5_mod_primary_new?adgrpid=53681020742&amp;hvadid=275491841983&amp;hvdev=c&amp;hvlocphy=9055074&amp;hvnetw=g&amp;hvqmt=e&amp;hvrand=3973628367835507488&amp;hvtargid=kwd-294285437427&amp;hydadcr=4666_1736068&amp;keywords=cr1220&amp;qid=1701164857&amp;sbo=RZvfv%2F%2FHxDF%2BO5021pAnSA%3D%3D&amp;sr=8-5&amp;th=1</text:p>
          </table:table-cell>
          <table:table-cell table:style-name="ce217" office:value-type="currency" office:currency="EUR" office:value="3.12" calcext:value-type="currency">
            <text:p>3,12 €</text:p>
          </table:table-cell>
          <table:table-cell table:style-name="ce217" table:formula="of:=[.I9]*[.E9]" office:value-type="currency" office:currency="EUR" office:value="3.12" calcext:value-type="currency">
            <text:p>3,12 €</text:p>
          </table:table-cell>
          <table:table-cell table:style-name="ce217" table:formula="of:=[.I9]*[.F9]" office:value-type="currency" office:currency="EUR" office:value="3.12" calcext:value-type="currency">
            <text:p>3,1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]-[.N9]&lt;0;0;[.F9]-[.N9])" office:value-type="float" office:value="1" calcext:value-type="float">
            <text:p>1</text:p>
          </table:table-cell>
          <table:table-cell table:style-name="ce296" table:formula="of:=[.I9]*[.O9]" office:value-type="currency" office:currency="EUR" office:value="3.12" calcext:value-type="currency">
            <text:p>3,12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5"/>
          <table:covered-table-cell table:style-name="ce18"/>
          <table:table-cell table:style-name="ce35" office:value-type="string" calcext:value-type="string">
            <text:p>Carte micro SD 32Gb</text:p>
          </table:table-cell>
          <table:table-cell table:style-name="ce35" office:value-type="string" calcext:value-type="string">
            <text:p>Stockage des donnée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1" calcext:value-type="float">
            <text:p>1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SANDISK-Ultra-32-SDHC-MEM/dp/B08KSY222G/ref=sr_1_30?__mk_fr_FR=%C3%85M%C3%85%C5%BD%C3%95%C3%91&amp;crid=1KZ0GOFESQWR6&amp;keywords=carte+SD+32go&amp;qid=1701165366&amp;sprefix=carte+sd+32go%2Caps%2C103&amp;sr=8-30</text:p>
          </table:table-cell>
          <table:table-cell table:style-name="ce227" office:value-type="currency" office:currency="EUR" office:value="9.91" calcext:value-type="currency">
            <text:p>9,91 €</text:p>
          </table:table-cell>
          <table:table-cell table:style-name="ce227" table:formula="of:=[.I10]*[.E10]" office:value-type="currency" office:currency="EUR" office:value="9.91" calcext:value-type="currency">
            <text:p>9,91 €</text:p>
          </table:table-cell>
          <table:table-cell table:style-name="ce227" table:formula="of:=[.I10]*[.F10]" office:value-type="currency" office:currency="EUR" office:value="9.91" calcext:value-type="currency">
            <text:p>9,91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0]-[.N10]&lt;0;0;[.F10]-[.N10])" office:value-type="float" office:value="1" calcext:value-type="float">
            <text:p>1</text:p>
          </table:table-cell>
          <table:table-cell table:style-name="ce296" table:formula="of:=[.I10]*[.O10]" office:value-type="currency" office:currency="EUR" office:value="9.91" calcext:value-type="currency">
            <text:p>9,91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7">
          <table:table-cell table:style-name="ce5"/>
          <table:covered-table-cell table:style-name="ce18"/>
          <table:table-cell table:style-name="ce34" office:value-type="string" calcext:value-type="string">
            <text:p>Carte de prototypage Adafruit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1" calcext:value-type="float">
            <text:p>1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https://www.digikey.fr/fr/products/detail/adafruit-industries-llc/1608/5154676?utm_adgroup=&amp;utm_source=google&amp;utm_medium=cpc&amp;utm_campaign=PMax%20Shopping_Product_Low%20ROAS&amp;utm_term=&amp;productid=5154676&amp;utm_content=&amp;utm_id=go_cmp-19550459717_adg-_ad-__dev-c_ext-_prd-5154676_sig-CjwKCAiAvJarBhA1EiwAGgZl0EBEBWxPilUio2zgaL9nVzW6KavF3Bku5zuhQaknGknYq5O4PWOd_xoCHwEQAvD_BwE&amp;gad_source=1&amp;gclid=CjwKCAiAvJarBhA1EiwAGgZl0EBEBWxPilUio2zgaL9nVzW6KavF3Bku5zuhQaknGknYq5O4PWOd_xoCHwEQAvD_BwE</text:p>
          </table:table-cell>
          <table:table-cell table:style-name="ce217" office:value-type="currency" office:currency="EUR" office:value="3.35" calcext:value-type="currency">
            <text:p>3,35 €</text:p>
          </table:table-cell>
          <table:table-cell table:style-name="ce217" table:formula="of:=[.I11]*[.E11]" office:value-type="currency" office:currency="EUR" office:value="3.35" calcext:value-type="currency">
            <text:p>3,35 €</text:p>
          </table:table-cell>
          <table:table-cell table:style-name="ce217" table:formula="of:=[.I11]*[.F11]" office:value-type="currency" office:currency="EUR" office:value="3.35" calcext:value-type="currency">
            <text:p>3,35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1]-[.N11]&lt;0;0;[.F11]-[.N11])" office:value-type="float" office:value="1" calcext:value-type="float">
            <text:p>1</text:p>
          </table:table-cell>
          <table:table-cell table:style-name="ce296" table:formula="of:=[.I11]*[.O11]" office:value-type="currency" office:currency="EUR" office:value="3.35" calcext:value-type="currency">
            <text:p>3,35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7">
          <table:table-cell table:style-name="ce5"/>
          <table:covered-table-cell table:style-name="ce18"/>
          <table:table-cell table:style-name="ce35" office:value-type="string" calcext:value-type="string">
            <text:p>Batterie Li-ion 3,7v 5,2 Ah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1" calcext:value-type="float">
            <text:p>1</text:p>
          </table:table-cell>
          <table:table-cell table:style-name="ce53" office:value-type="string" calcext:value-type="string">
            <text:p>RS pro</text:p>
          </table:table-cell>
          <table:table-cell table:style-name="ce72" office:value-type="string" calcext:value-type="string">
            <text:p>https://fr.rs-online.com/web/p/blocs-batteries-rechargeables/1449407?cm_mmc=FR-PLA-DS3A-_-google-_-CSS_FR_FR_PMAX_RS+Pro-_--_-1449407&amp;matchtype=&amp;&amp;gad_source=1&amp;gclid=CjwKCAiAvJarBhA1EiwAGgZl0JiUymgfLAFbqc4GPNCB6Qa_MZRQG9JOUmjeDTlAbFQRk-7xLYwtnBoCyOEQAvD_BwE&amp;gclsrc=aw.ds</text:p>
          </table:table-cell>
          <table:table-cell table:style-name="ce227" office:value-type="currency" office:currency="EUR" office:value="28.15" calcext:value-type="currency">
            <text:p>28,15 €</text:p>
          </table:table-cell>
          <table:table-cell table:style-name="ce227" table:formula="of:=[.I12]*[.E12]" office:value-type="currency" office:currency="EUR" office:value="28.15" calcext:value-type="currency">
            <text:p>28,15 €</text:p>
          </table:table-cell>
          <table:table-cell table:style-name="ce227" table:formula="of:=[.I12]*[.F12]" office:value-type="currency" office:currency="EUR" office:value="28.15" calcext:value-type="currency">
            <text:p>28,15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2]-[.N12]&lt;0;0;[.F12]-[.N12])" office:value-type="float" office:value="1" calcext:value-type="float">
            <text:p>1</text:p>
          </table:table-cell>
          <table:table-cell table:style-name="ce296" table:formula="of:=[.I12]*[.O12]" office:value-type="currency" office:currency="EUR" office:value="28.15" calcext:value-type="currency">
            <text:p>28,15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office:value-type="string" calcext:value-type="string">
            <text:p>Câble micro USB</text:p>
          </table:table-cell>
          <table:table-cell table:style-name="ce34" office:value-type="string" calcext:value-type="string">
            <text:p>Pour charg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1" calcext:value-type="float">
            <text:p>1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transfert-donn%C3%A9es-chargement-dappareils-compatibles/dp/B08YZ23C66/ref=sr_1_39?__mk_fr_FR=%C3%85M%C3%85%C5%BD%C3%95%C3%91&amp;crid=33P1U6F6UYOK2&amp;keywords=c%C3%A2ble%2Bmicro%2BUSB&amp;qid=1701166427&amp;sprefix=c%C3%A2ble%2Bmicro%2Busb%2Caps%2C85&amp;sr=8-39&amp;th=1</text:p>
          </table:table-cell>
          <table:table-cell table:style-name="ce217" office:value-type="currency" office:currency="EUR" office:value="3.9" calcext:value-type="currency">
            <text:p>3,90 €</text:p>
          </table:table-cell>
          <table:table-cell table:style-name="ce217" table:formula="of:=[.I13]*[.E13]" office:value-type="currency" office:currency="EUR" office:value="3.9" calcext:value-type="currency">
            <text:p>3,90 €</text:p>
          </table:table-cell>
          <table:table-cell table:style-name="ce217" table:formula="of:=[.I13]*[.F13]" office:value-type="currency" office:currency="EUR" office:value="3.9" calcext:value-type="currency">
            <text:p>3,9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3]-[.N13]&lt;0;0;[.F13]-[.N13])" office:value-type="float" office:value="1" calcext:value-type="float">
            <text:p>1</text:p>
          </table:table-cell>
          <table:table-cell table:style-name="ce296" table:formula="of:=[.I13]*[.O13]" office:value-type="currency" office:currency="EUR" office:value="3.9" calcext:value-type="currency">
            <text:p>3,9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14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4]*[.E14]" office:value-type="currency" office:currency="EUR" office:value="0" calcext:value-type="currency">
            <text:p>0,00 €</text:p>
          </table:table-cell>
          <table:table-cell table:style-name="ce227" table:formula="of:=[.I14]*[.F1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4]-[.N14]&lt;0;0;[.F14]-[.N14])" office:value-type="float" office:value="0" calcext:value-type="float">
            <text:p>0</text:p>
          </table:table-cell>
          <table:table-cell table:style-name="ce296" table:formula="of:=[.I14]*[.O14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table:number-columns-repeated="2"/>
          <table:table-cell table:style-name="ce52"/>
          <table:table-cell table:style-name="ce52" table:formula="of:=[.E15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5]*[.E15]" office:value-type="currency" office:currency="EUR" office:value="0" calcext:value-type="currency">
            <text:p>0,00 €</text:p>
          </table:table-cell>
          <table:table-cell table:style-name="ce217" table:formula="of:=[.I15]*[.F1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16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6]*[.E16]" office:value-type="currency" office:currency="EUR" office:value="0" calcext:value-type="currency">
            <text:p>0,00 €</text:p>
          </table:table-cell>
          <table:table-cell table:style-name="ce227" table:formula="of:=[.I16]*[.F1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6]-[.N16]&lt;0;0;[.F16]-[.N16])" office:value-type="float" office:value="0" calcext:value-type="float">
            <text:p>0</text:p>
          </table:table-cell>
          <table:table-cell table:style-name="ce296" table:formula="of:=[.I16]*[.O16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table:number-columns-repeated="2"/>
          <table:table-cell table:style-name="ce52"/>
          <table:table-cell table:style-name="ce52" table:formula="of:=[.E17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7]*[.E17]" office:value-type="currency" office:currency="EUR" office:value="0" calcext:value-type="currency">
            <text:p>0,00 €</text:p>
          </table:table-cell>
          <table:table-cell table:style-name="ce217" table:formula="of:=[.I17]*[.F1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7]-[.N17]&lt;0;0;[.F17]-[.N17])" office:value-type="float" office:value="0" calcext:value-type="float">
            <text:p>0</text:p>
          </table:table-cell>
          <table:table-cell table:style-name="ce296" table:formula="of:=[.I17]*[.O1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18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8]*[.E18]" office:value-type="currency" office:currency="EUR" office:value="0" calcext:value-type="currency">
            <text:p>0,00 €</text:p>
          </table:table-cell>
          <table:table-cell table:style-name="ce227" table:formula="of:=[.I18]*[.F1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8]-[.N18]&lt;0;0;[.F18]-[.N18])" office:value-type="float" office:value="0" calcext:value-type="float">
            <text:p>0</text:p>
          </table:table-cell>
          <table:table-cell table:style-name="ce296" table:formula="of:=[.I18]*[.O1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6" table:number-columns-repeated="2"/>
          <table:table-cell table:style-name="ce54"/>
          <table:table-cell table:style-name="ce52" table:formula="of:=[.E19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19]*[.E19]" office:value-type="currency" office:currency="EUR" office:value="0" calcext:value-type="currency">
            <text:p>0,00 €</text:p>
          </table:table-cell>
          <table:table-cell table:style-name="ce217" table:formula="of:=[.I19]*[.F19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20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0]*[.E20]" office:value-type="currency" office:currency="EUR" office:value="0" calcext:value-type="currency">
            <text:p>0,00 €</text:p>
          </table:table-cell>
          <table:table-cell table:style-name="ce227" table:formula="of:=[.I20]*[.F20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0" calcext:value-type="float">
            <text:p>0</text:p>
          </table:table-cell>
          <table:table-cell table:style-name="ce296" table:formula="of:=[.I20]*[.O20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8"/>
          <table:table-cell table:style-name="ce36" table:number-columns-repeated="2"/>
          <table:table-cell table:style-name="ce54"/>
          <table:table-cell table:style-name="ce52" table:formula="of:=[.E21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1]*[.E21]" office:value-type="currency" office:currency="EUR" office:value="0" calcext:value-type="currency">
            <text:p>0,00 €</text:p>
          </table:table-cell>
          <table:table-cell table:style-name="ce228" table:formula="of:=[.I21]*[.F21]" office:value-type="currency" office:currency="EUR" office:value="0" calcext:value-type="currency">
            <text:p>0,00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21]-[.N21]&lt;0;0;[.F21]-[.N21])" office:value-type="float" office:value="0" calcext:value-type="float">
            <text:p>0</text:p>
          </table:table-cell>
          <table:table-cell table:style-name="ce296" table:formula="of:=[.I21]*[.O21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22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2]*[.E22]" office:value-type="currency" office:currency="EUR" office:value="0" calcext:value-type="currency">
            <text:p>0,00 €</text:p>
          </table:table-cell>
          <table:table-cell table:style-name="ce227" table:formula="of:=[.I22]*[.F22]" office:value-type="currency" office:currency="EUR" office:value="0" calcext:value-type="currency">
            <text:p>0,00 €</text:p>
          </table:table-cell>
          <table:table-cell table:style-name="ce112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2]-[.N22]&lt;0;0;[.F22]-[.N22])" office:value-type="float" office:value="0" calcext:value-type="float">
            <text:p>0</text:p>
          </table:table-cell>
          <table:table-cell table:style-name="ce296" table:formula="of:=[.I22]*[.O22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8"/>
          <table:table-cell table:style-name="ce36" table:number-columns-repeated="2"/>
          <table:table-cell table:style-name="ce54"/>
          <table:table-cell table:style-name="ce52" table:formula="of:=[.E23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3]*[.E23]" office:value-type="currency" office:currency="EUR" office:value="0" calcext:value-type="currency">
            <text:p>0,00 €</text:p>
          </table:table-cell>
          <table:table-cell table:style-name="ce228" table:formula="of:=[.I23]*[.F23]" office:value-type="currency" office:currency="EUR" office:value="0" calcext:value-type="currency">
            <text:p>0,00 €</text:p>
          </table:table-cell>
          <table:table-cell table:style-name="ce112" table:formula="of:=SUM([.J7:.J23])" office:value-type="currency" office:currency="EUR" office:value="86.93" calcext:value-type="currency">
            <text:p>86,93 €</text:p>
          </table:table-cell>
          <table:table-cell table:style-name="ce112" table:formula="of:=SUM([.K7:.K23])" office:value-type="currency" office:currency="EUR" office:value="86.93" calcext:value-type="currency">
            <text:p>86,93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23]-[.N23]&lt;0;0;[.F23]-[.N23])" office:value-type="float" office:value="0" calcext:value-type="float">
            <text:p>0</text:p>
          </table:table-cell>
          <table:table-cell table:style-name="ce296" table:formula="of:=[.I23]*[.O23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20" office:value-type="string" calcext:value-type="string" table:number-columns-spanned="1" table:number-rows-spanned="5">
            <text:p>Capteurs</text:p>
          </table:table-cell>
          <table:table-cell table:style-name="ce144" table:number-columns-repeated="2"/>
          <table:table-cell table:style-name="ce171"/>
          <table:table-cell table:style-name="ce171" table:formula="of:=[.E25]*[.$E$4]" office:value-type="float" office:value="0" calcext:value-type="float">
            <text:p>0</text:p>
          </table:table-cell>
          <table:table-cell table:style-name="ce171"/>
          <table:table-cell table:style-name="ce202"/>
          <table:table-cell table:style-name="ce231"/>
          <table:table-cell table:style-name="ce231" table:formula="of:=[.I25]*[.E25]" office:value-type="currency" office:currency="EUR" office:value="0" calcext:value-type="currency">
            <text:p>0,00 €</text:p>
          </table:table-cell>
          <table:table-cell table:style-name="ce231" table:formula="of:=[.I25]*[.F25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5]-[.N25]&lt;0;0;[.F25]-[.N25])" office:value-type="float" office:value="0" calcext:value-type="float">
            <text:p>0</text:p>
          </table:table-cell>
          <table:table-cell table:style-name="ce296" table:formula="of:=[.I25]*[.O2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0">
          <table:table-cell table:style-name="ce125"/>
          <table:covered-table-cell table:style-name="ce20"/>
          <table:table-cell table:style-name="ce145" office:value-type="string" calcext:value-type="string">
            <text:p>Celsius Fast-Response, ±0.1°C Temperature Sensor (I2C)</text:p>
          </table:table-cell>
          <table:table-cell table:style-name="ce145"/>
          <table:table-cell table:style-name="ce172" office:value-type="float" office:value="1" calcext:value-type="float">
            <text:p>1</text:p>
          </table:table-cell>
          <table:table-cell table:style-name="ce172" table:formula="of:=[.E26]*[.$E$4]" office:value-type="float" office:value="1" calcext:value-type="float">
            <text:p>1</text:p>
          </table:table-cell>
          <table:table-cell table:style-name="ce172" office:value-type="string" calcext:value-type="string">
            <text:p>Syera</text:p>
          </table:table-cell>
          <table:table-cell table:style-name="ce204" office:value-type="string" calcext:value-type="string">
            <text:p><text:a xlink:href="http://syera.fr/boutique/fr/pression-temperature/278-capteur-de-temperature.html" xlink:type="simple">http://syera.fr/boutique/fr/pression-temperature/278-capteur-de-temperature.html</text:a></text:p>
          </table:table-cell>
          <table:table-cell table:style-name="ce232" office:value-type="currency" office:currency="EUR" office:value="81.48" calcext:value-type="currency">
            <text:p>81,48 €</text:p>
          </table:table-cell>
          <table:table-cell table:style-name="ce253" table:formula="of:=[.I26]*[.E26]" office:value-type="currency" office:currency="EUR" office:value="81.48" calcext:value-type="currency">
            <text:p>81,48 €</text:p>
          </table:table-cell>
          <table:table-cell table:style-name="ce253" table:formula="of:=[.I26]*[.F26]" office:value-type="currency" office:currency="EUR" office:value="81.48" calcext:value-type="currency">
            <text:p>81,48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6]-[.N26]&lt;0;0;[.F26]-[.N26])" office:value-type="float" office:value="1" calcext:value-type="float">
            <text:p>1</text:p>
          </table:table-cell>
          <table:table-cell table:style-name="ce296" table:formula="of:=[.I26]*[.O26]" office:value-type="currency" office:currency="EUR" office:value="81.48" calcext:value-type="currency">
            <text:p>81,4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20"/>
          <table:table-cell table:style-name="ce144" table:number-columns-repeated="2"/>
          <table:table-cell table:style-name="ce171"/>
          <table:table-cell table:style-name="ce171" table:formula="of:=[.E27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7]*[.E27]" office:value-type="currency" office:currency="EUR" office:value="0" calcext:value-type="currency">
            <text:p>0,00 €</text:p>
          </table:table-cell>
          <table:table-cell table:style-name="ce231" table:formula="of:=[.I27]*[.F27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7]-[.N27]&lt;0;0;[.F27]-[.N27])" office:value-type="float" office:value="0" calcext:value-type="float">
            <text:p>0</text:p>
          </table:table-cell>
          <table:table-cell table:style-name="ce296" table:formula="of:=[.I27]*[.O2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20"/>
          <table:table-cell table:style-name="ce145" table:number-columns-repeated="2"/>
          <table:table-cell table:style-name="ce172"/>
          <table:table-cell table:style-name="ce172" table:formula="of:=[.E28]*[.$E$4]" office:value-type="float" office:value="0" calcext:value-type="float">
            <text:p>0</text:p>
          </table:table-cell>
          <table:table-cell table:style-name="ce172"/>
          <table:table-cell table:style-name="ce204"/>
          <table:table-cell table:style-name="ce232"/>
          <table:table-cell table:style-name="ce253" table:formula="of:=[.I28]*[.E28]" office:value-type="currency" office:currency="EUR" office:value="0" calcext:value-type="currency">
            <text:p>0,00 €</text:p>
          </table:table-cell>
          <table:table-cell table:style-name="ce253" table:formula="of:=[.I28]*[.F28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8]-[.N28]&lt;0;0;[.F28]-[.N28])" office:value-type="float" office:value="0" calcext:value-type="float">
            <text:p>0</text:p>
          </table:table-cell>
          <table:table-cell table:style-name="ce296" table:formula="of:=[.I28]*[.O2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20"/>
          <table:table-cell table:style-name="ce144" table:number-columns-repeated="2"/>
          <table:table-cell table:style-name="ce171"/>
          <table:table-cell table:style-name="ce171" table:formula="of:=[.E29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9]*[.E29]" office:value-type="currency" office:currency="EUR" office:value="0" calcext:value-type="currency">
            <text:p>0,00 €</text:p>
          </table:table-cell>
          <table:table-cell table:style-name="ce231" table:formula="of:=[.I29]*[.F29]" office:value-type="currency" office:currency="EUR" office:value="0" calcext:value-type="currency">
            <text:p>0,00 €</text:p>
          </table:table-cell>
          <table:table-cell table:style-name="ce277" table:formula="of:=SUM([.J25:.J29])" office:value-type="currency" office:currency="EUR" office:value="81.48" calcext:value-type="currency">
            <text:p>81,48 €</text:p>
          </table:table-cell>
          <table:table-cell table:style-name="ce277" table:formula="of:=SUM([.K25:.K29])" office:value-type="currency" office:currency="EUR" office:value="81.48" calcext:value-type="currency">
            <text:p>81,48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29]-[.N29]&lt;0;0;[.F29]-[.N29])" office:value-type="float" office:value="0" calcext:value-type="float">
            <text:p>0</text:p>
          </table:table-cell>
          <table:table-cell table:style-name="ce296" table:formula="of:=[.I29]*[.O2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2">
          <table:table-cell table:style-name="ce4"/>
          <table:table-cell table:style-name="ce24" office:value-type="string" calcext:value-type="string" table:number-columns-spanned="1" table:number-rows-spanned="7">
            <text:p>Etanchéité</text:p>
          </table:table-cell>
          <table:table-cell table:style-name="ce146" office:value-type="string" calcext:value-type="string">
            <text:p>Tube verrouillable PMMA 2 pouces 300mm (WTE2-P-LOCK-TUBE-300-R1)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1]*[.$E$4]" office:value-type="float" office:value="1" calcext:value-type="float">
            <text:p>1</text:p>
          </table:table-cell>
          <table:table-cell table:style-name="ce171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tubes-2-pouces/138-tube-verrouillable-pmma-2-pouces-300mm.html</text:p>
          </table:table-cell>
          <table:table-cell table:style-name="ce234" office:value-type="currency" office:currency="EUR" office:value="39.57" calcext:value-type="currency">
            <text:p>39,57 €</text:p>
          </table:table-cell>
          <table:table-cell table:style-name="ce234" table:formula="of:=[.I31]*[.E31]" office:value-type="currency" office:currency="EUR" office:value="39.57" calcext:value-type="currency">
            <text:p>39,57 €</text:p>
          </table:table-cell>
          <table:table-cell table:style-name="ce269" table:formula="of:=[.I31]*[.F31]" office:value-type="currency" office:currency="EUR" office:value="39.57" calcext:value-type="currency">
            <text:p>39,57 €</text:p>
          </table:table-cell>
          <table:table-cell table:style-name="ce157"/>
          <table:table-cell table:style-name="ce278"/>
          <table:table-cell table:style-name="ce286" office:value-type="float" office:value="0" calcext:value-type="float">
            <text:p>0</text:p>
          </table:table-cell>
          <table:table-cell table:style-name="ce293" table:formula="of:=IF([.F31]-[.N31]&lt;0;0;[.F31]-[.N31])" office:value-type="float" office:value="1" calcext:value-type="float">
            <text:p>1</text:p>
          </table:table-cell>
          <table:table-cell table:style-name="ce296" table:formula="of:=[.I31]*[.O31]" office:value-type="currency" office:currency="EUR" office:value="39.57" calcext:value-type="currency">
            <text:p>39,57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7" office:value-type="string" calcext:value-type="string">
            <text:p>Tape Alu 2 trous</text:p>
          </table:table-cell>
          <table:table-cell table:style-name="ce147"/>
          <table:table-cell table:style-name="ce174" office:value-type="float" office:value="2" calcext:value-type="float">
            <text:p>2</text:p>
          </table:table-cell>
          <table:table-cell table:style-name="ce174" table:formula="of:=[.E32]*[.$E$4]" office:value-type="float" office:value="2" calcext:value-type="float">
            <text:p>2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brides-tapes-hublots-et-domes-2-pouces/111-tape-aluminium-2-trous-pour-tube-2-pouces.html</text:p>
          </table:table-cell>
          <table:table-cell table:style-name="ce238" office:value-type="currency" office:currency="EUR" office:value="9.54" calcext:value-type="currency">
            <text:p>9,54 €</text:p>
          </table:table-cell>
          <table:table-cell table:style-name="ce238" table:formula="of:=[.I32]*[.E32]" office:value-type="currency" office:currency="EUR" office:value="19.08" calcext:value-type="currency">
            <text:p>19,08 €</text:p>
          </table:table-cell>
          <table:table-cell table:style-name="ce238" table:formula="of:=[.I32]*[.F32]" office:value-type="currency" office:currency="EUR" office:value="19.08" calcext:value-type="currency">
            <text:p>19,08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2]-[.N32]&lt;0;0;[.F32]-[.N32])" office:value-type="float" office:value="2" calcext:value-type="float">
            <text:p>2</text:p>
          </table:table-cell>
          <table:table-cell table:style-name="ce296" table:formula="of:=[.I32]*[.O32]" office:value-type="currency" office:currency="EUR" office:value="19.08" calcext:value-type="currency">
            <text:p>19,0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6" office:value-type="string" calcext:value-type="string">
            <text:p>Tape Alu <text:s/>sans trou</text:p>
          </table:table-cell>
          <table:table-cell table:style-name="ce146"/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10-tape-aluminium-pleine-pour-tube-2-pouces.html</text:p>
          </table:table-cell>
          <table:table-cell table:style-name="ce234" office:value-type="currency" office:currency="EUR" office:value="8.16" calcext:value-type="currency">
            <text:p>8,16 €</text:p>
          </table:table-cell>
          <table:table-cell table:style-name="ce234" table:formula="of:=[.I33]*[.E33]" office:value-type="currency" office:currency="EUR" office:value="0" calcext:value-type="currency">
            <text:p>0,00 €</text:p>
          </table:table-cell>
          <table:table-cell table:style-name="ce234" table:formula="of:=[.I33]*[.F33]" office:value-type="currency" office:currency="EUR" office:value="8.16" calcext:value-type="currency">
            <text:p>8,16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3]-[.N33]&lt;0;0;[.F33]-[.N33])" office:value-type="float" office:value="1" calcext:value-type="float">
            <text:p>1</text:p>
          </table:table-cell>
          <table:table-cell table:style-name="ce296" table:formula="of:=[.I33]*[.O33]" office:value-type="currency" office:currency="EUR" office:value="8.16" calcext:value-type="currency">
            <text:p>8,1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7" office:value-type="string" calcext:value-type="string">
            <text:p>Bouchon vent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4]*[.$E$4]" office:value-type="float" office:value="1" calcext:value-type="float">
            <text:p>1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accessoires-outillage/248-mise-a-l-air-libre.html?search_query=bouchon&amp;results=48</text:p>
          </table:table-cell>
          <table:table-cell table:style-name="ce238" office:value-type="currency" office:currency="EUR" office:value="10.47" calcext:value-type="currency">
            <text:p>10,47 €</text:p>
          </table:table-cell>
          <table:table-cell table:style-name="ce238" table:formula="of:=[.I34]*[.E34]" office:value-type="currency" office:currency="EUR" office:value="10.47" calcext:value-type="currency">
            <text:p>10,47 €</text:p>
          </table:table-cell>
          <table:table-cell table:style-name="ce238" table:formula="of:=[.I34]*[.F34]" office:value-type="currency" office:currency="EUR" office:value="10.47" calcext:value-type="currency">
            <text:p>10,47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4]-[.N34]&lt;0;0;[.F34]-[.N34])" office:value-type="float" office:value="1" calcext:value-type="float">
            <text:p>1</text:p>
          </table:table-cell>
          <table:table-cell table:style-name="ce296" table:formula="of:=[.I34]*[.O34]" office:value-type="currency" office:currency="EUR" office:value="10.47" calcext:value-type="currency">
            <text:p>10,47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6" office:value-type="string" calcext:value-type="string">
            <text:p>Bride</text:p>
          </table:table-cell>
          <table:table-cell table:style-name="ce146"/>
          <table:table-cell table:style-name="ce173" office:value-type="float" office:value="2" calcext:value-type="float">
            <text:p>2</text:p>
          </table:table-cell>
          <table:table-cell table:style-name="ce173" table:formula="of:=[.E35]*[.$E$4]" office:value-type="float" office:value="2" calcext:value-type="float">
            <text:p>2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28-bride-verrouillable-pour-tube-2-pouces.html</text:p>
          </table:table-cell>
          <table:table-cell table:style-name="ce234" office:value-type="currency" office:currency="EUR" office:value="31.42" calcext:value-type="currency">
            <text:p>31,42 €</text:p>
          </table:table-cell>
          <table:table-cell table:style-name="ce234" table:formula="of:=[.I35]*[.E35]" office:value-type="currency" office:currency="EUR" office:value="62.84" calcext:value-type="currency">
            <text:p>62,84 €</text:p>
          </table:table-cell>
          <table:table-cell table:style-name="ce234" table:formula="of:=[.I35]*[.F35]" office:value-type="currency" office:currency="EUR" office:value="62.84" calcext:value-type="currency">
            <text:p>62,84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5]-[.N35]&lt;0;0;[.F35]-[.N35])" office:value-type="float" office:value="2" calcext:value-type="float">
            <text:p>2</text:p>
          </table:table-cell>
          <table:table-cell table:style-name="ce296" table:formula="of:=[.I35]*[.O35]" office:value-type="currency" office:currency="EUR" office:value="62.84" calcext:value-type="currency">
            <text:p>62,8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7" office:value-type="string" calcext:value-type="string">
            <text:p>Voyant lumineux étanche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6]*[.$E$4]" office:value-type="float" office:value="1" calcext:value-type="float">
            <text:p>1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<text:a xlink:href="http://syera.fr/boutique/fr/eclairages-voyants-lasers/53-voyant-etanche-vert.html?search_query=pompe+a+vide&amp;results=24" xlink:type="simple">http://syera.fr/boutique/fr/eclairages-voyants-lasers/53-voyant-etanche-vert.html?search_query=pompe+a+vide&amp;results=24</text:a></text:p>
          </table:table-cell>
          <table:table-cell table:style-name="ce238" office:value-type="currency" office:currency="EUR" office:value="14.4" calcext:value-type="currency">
            <text:p>14,40 €</text:p>
          </table:table-cell>
          <table:table-cell table:style-name="ce238" table:formula="of:=[.I36]*[.E36]" office:value-type="currency" office:currency="EUR" office:value="14.4" calcext:value-type="currency">
            <text:p>14,40 €</text:p>
          </table:table-cell>
          <table:table-cell table:style-name="ce238" table:formula="of:=[.I36]*[.F36]" office:value-type="currency" office:currency="EUR" office:value="14.4" calcext:value-type="currency">
            <text:p>14,40 €</text:p>
          </table:table-cell>
          <table:table-cell table:style-name="ce158"/>
          <table:table-cell table:style-name="ce112"/>
          <table:table-cell table:style-name="ce286" office:value-type="float" office:value="0" calcext:value-type="float">
            <text:p>0</text:p>
          </table:table-cell>
          <table:table-cell table:style-name="ce293" table:formula="of:=IF([.F36]-[.N36]&lt;0;0;[.F36]-[.N36])" office:value-type="float" office:value="1" calcext:value-type="float">
            <text:p>1</text:p>
          </table:table-cell>
          <table:table-cell table:style-name="ce296" table:formula="of:=[.I36]*[.O36]" office:value-type="currency" office:currency="EUR" office:value="14.4" calcext:value-type="currency">
            <text:p>14,4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6" office:value-type="string" calcext:value-type="string">
            <text:p>Interrupteur étanche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7]*[.$E$4]" office:value-type="float" office:value="1" calcext:value-type="float">
            <text:p>1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accessoires-outillage/273-interrupteur-etanche-m10-5a.html</text:p>
          </table:table-cell>
          <table:table-cell table:style-name="ce234" office:value-type="currency" office:currency="EUR" office:value="23.28" calcext:value-type="currency">
            <text:p>23,28 €</text:p>
          </table:table-cell>
          <table:table-cell table:style-name="ce234" table:formula="of:=[.I37]*[.E37]" office:value-type="currency" office:currency="EUR" office:value="23.28" calcext:value-type="currency">
            <text:p>23,28 €</text:p>
          </table:table-cell>
          <table:table-cell table:style-name="ce234" table:formula="of:=[.I37]*[.F37]" office:value-type="currency" office:currency="EUR" office:value="23.28" calcext:value-type="currency">
            <text:p>23,28 €</text:p>
          </table:table-cell>
          <table:table-cell table:style-name="ce112" table:formula="of:=SUM([.J31:.J37])" office:value-type="currency" office:currency="EUR" office:value="169.64" calcext:value-type="currency">
            <text:p>169,64 €</text:p>
          </table:table-cell>
          <table:table-cell table:style-name="ce112" table:formula="of:=SUM([.K31:.K37])" office:value-type="currency" office:currency="EUR" office:value="177.8" calcext:value-type="currency">
            <text:p>177,80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1" calcext:value-type="float">
            <text:p>1</text:p>
          </table:table-cell>
          <table:table-cell table:style-name="ce296" table:formula="of:=[.I37]*[.O37]" office:value-type="currency" office:currency="EUR" office:value="23.28" calcext:value-type="currency">
            <text:p>23,2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style-name="ce287"/>
          <table:table-cell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4">
          <table:table-cell table:style-name="ce4"/>
          <table:table-cell table:style-name="ce25" office:value-type="string" calcext:value-type="string" table:number-columns-spanned="1" table:number-rows-spanned="8">
            <text:p>Autres (*1 par groupe d’instruments)</text:p>
          </table:table-cell>
          <table:table-cell table:style-name="ce148" office:value-type="string" calcext:value-type="string">
            <text:p>Kit GPIO header </text:p>
          </table:table-cell>
          <table:table-cell table:style-name="ce148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mazon</text:p>
          </table:table-cell>
          <table:table-cell table:style-name="ce208" office:value-type="string" calcext:value-type="string">
            <text:p>https://www.amazon.fr/Femelle-Connecteur-Breakaway-Arduino-Prototype/dp/B093LBN495/ref=sr_1_34_sspa?__mk_fr_FR=%C3%85M%C3%85%C5%BD%C3%95%C3%91&amp;crid=SOQO553CTLKS&amp;keywords=adafruit+header&amp;qid=1701165132&amp;sprefix=adafruit+header%2Caps%2C84&amp;sr=8-34-spons&amp;sp_csd=d2lkZ2V0TmFtZT1zcF9tdGY&amp;psc=1</text:p>
          </table:table-cell>
          <table:table-cell table:style-name="ce239" office:value-type="currency" office:currency="EUR" office:value="14.49" calcext:value-type="currency">
            <text:p>14,49 €</text:p>
          </table:table-cell>
          <table:table-cell table:style-name="ce239" table:formula="of:=[.I39]*[.E39]" office:value-type="currency" office:currency="EUR" office:value="14.49" calcext:value-type="currency">
            <text:p>14,49 €</text:p>
          </table:table-cell>
          <table:table-cell table:style-name="ce239" table:formula="of:=[.I39]*[.F39]" office:value-type="currency" office:currency="EUR" office:value="14.49" calcext:value-type="currency">
            <text:p>14,49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1" calcext:value-type="float">
            <text:p>1</text:p>
          </table:table-cell>
          <table:table-cell table:style-name="ce296" table:formula="of:=[.I39]*[.O39]" office:value-type="currency" office:currency="EUR" office:value="14.49" calcext:value-type="currency">
            <text:p>14,4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25"/>
          <table:table-cell table:style-name="ce149" office:value-type="string" calcext:value-type="string">
            <text:p>Pompe à vide</text:p>
          </table:table-cell>
          <table:table-cell table:style-name="ce149" office:value-type="string" calcext:value-type="string">
            <text:p>Pompe pour tester l’étanchéité des instrument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09" office:value-type="string" calcext:value-type="string">
            <text:p><text:a xlink:href="https://www.amazon.fr/Awsuc-Manuelle-Purgeur-adaptateurs-Diagnostic/dp/B09MN36PZF/ref=sr_1_5?__mk_fr_FR=ÅMÅŽÕÑ&amp;crid=1RRVYUEGD3T9O&amp;keywords=pompe+à+vide+manuelle&amp;qid=1701166688&amp;sprefix=pompe+à+vide+manuelle%2Caps%2C89&amp;sr=8-5" xlink:type="simple">https://www.amazon.fr/Awsuc-Manuelle-Purgeur-adaptateurs-Diagnostic/dp/B09MN36PZF/ref=sr_1_5?__mk_fr_FR=%C3%85M%C3%85%C5%BD%C3%95%C3%91&amp;crid=1RRVYUEGD3T9O&amp;keywords=pompe+%C3%A0+vide+manuelle&amp;qid=1701166688&amp;sprefix=pompe+%C3%A0+vide+manuelle%2Caps%2C89&amp;sr=8-5</text:a></text:p>
          </table:table-cell>
          <table:table-cell table:style-name="ce240" office:value-type="currency" office:currency="EUR" office:value="19.35" calcext:value-type="currency">
            <text:p>19,35 €</text:p>
          </table:table-cell>
          <table:table-cell table:style-name="ce240" table:formula="of:=[.I40]*[.E40]" office:value-type="currency" office:currency="EUR" office:value="19.35" calcext:value-type="currency">
            <text:p>19,35 €</text:p>
          </table:table-cell>
          <table:table-cell table:style-name="ce240" table:formula="of:=[.I40]*[.F40]" office:value-type="currency" office:currency="EUR" office:value="19.35" calcext:value-type="currency">
            <text:p>19,35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1" calcext:value-type="float">
            <text:p>1</text:p>
          </table:table-cell>
          <table:table-cell table:style-name="ce296" table:formula="of:=[.I40]*[.O40]" office:value-type="currency" office:currency="EUR" office:value="19.35" calcext:value-type="currency">
            <text:p>19,35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0" office:value-type="string" calcext:value-type="string">
            <text:p>Adaptateur pour test d’étanchéité</text:p>
          </table:table-cell>
          <table:table-cell table:style-name="ce150"/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Syera</text:p>
          </table:table-cell>
          <table:table-cell table:style-name="ce210" office:value-type="string" calcext:value-type="string">
            <text:p>http://syera.fr/boutique/fr/accessoires-outillage/16-prise-pour-test-d-etancheite.html</text:p>
          </table:table-cell>
          <table:table-cell table:style-name="ce241" office:value-type="currency" office:currency="EUR" office:value="9.31" calcext:value-type="currency">
            <text:p>9,31 €</text:p>
          </table:table-cell>
          <table:table-cell table:style-name="ce239" table:formula="of:=[.I41]*[.E41]" office:value-type="currency" office:currency="EUR" office:value="9.31" calcext:value-type="currency">
            <text:p>9,31 €</text:p>
          </table:table-cell>
          <table:table-cell table:style-name="ce239" table:formula="of:=[.I41]*[.F41]" office:value-type="currency" office:currency="EUR" office:value="9.31" calcext:value-type="currency">
            <text:p>9,31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1" calcext:value-type="float">
            <text:p>1</text:p>
          </table:table-cell>
          <table:table-cell table:style-name="ce296" table:formula="of:=[.I41]*[.O41]" office:value-type="currency" office:currency="EUR" office:value="9.31" calcext:value-type="currency">
            <text:p>9,31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1" office:value-type="string" calcext:value-type="string">
            <text:p>Graisse silicone</text:p>
          </table:table-cell>
          <table:table-cell table:style-name="ce151" office:value-type="string" calcext:value-type="string">
            <text:p>Pour étanchéité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Xavax-Graisse-silicone-multiple-1110/dp/B00APYQTPQ/ref=sr_1_14?__mk_fr_FR=%C3%85M%C3%85%C5%BD%C3%95%C3%91&amp;crid=3933KT1D5BGJ2&amp;keywords=graisse%2Bsilicone%2Bplong%C3%A9e&amp;qid=1701166991&amp;sprefix=graisse%2Bsilicone%2Bplong%C3%A9e%2Caps%2C78&amp;sr=8-14&amp;th=1</text:p>
          </table:table-cell>
          <table:table-cell table:style-name="ce242" office:value-type="currency" office:currency="EUR" office:value="12.99" calcext:value-type="currency">
            <text:p>12,99 €</text:p>
          </table:table-cell>
          <table:table-cell table:style-name="ce240" table:formula="of:=[.I42]*[.E42]" office:value-type="currency" office:currency="EUR" office:value="12.99" calcext:value-type="currency">
            <text:p>12,99 €</text:p>
          </table:table-cell>
          <table:table-cell table:style-name="ce240" table:formula="of:=[.I42]*[.F42]" office:value-type="currency" office:currency="EUR" office:value="12.99" calcext:value-type="currency">
            <text:p>12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1" calcext:value-type="float">
            <text:p>1</text:p>
          </table:table-cell>
          <table:table-cell table:style-name="ce296" table:formula="of:=[.I42]*[.O42]" office:value-type="currency" office:currency="EUR" office:value="12.99" calcext:value-type="currency">
            <text:p>12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0" office:value-type="string" calcext:value-type="string">
            <text:p>Connectiques JST</text:p>
          </table:table-cell>
          <table:table-cell table:style-name="ce150" office:value-type="string" calcext:value-type="string">
            <text:p>Avec pince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Amazon</text:p>
          </table:table-cell>
          <table:table-cell table:style-name="ce210" office:value-type="string" calcext:value-type="string">
            <text:p>https://www.amazon.fr/connecteurs-PEBA-femelle-Adaptateur-Connecteur/dp/B07VW8F1NB/ref=sr_1_12?__mk_fr_FR=%C3%85M%C3%85%C5%BD%C3%95%C3%91&amp;crid=3DB5450LOG0DF&amp;keywords=kit%2Bconnecteur%2Bjst&amp;qid=1701167099&amp;sprefix=kit%2Bconnecteur%2Bjst%2Caps%2C81&amp;sr=8-12&amp;th=1</text:p>
          </table:table-cell>
          <table:table-cell table:style-name="ce241" office:value-type="currency" office:currency="EUR" office:value="38.99" calcext:value-type="currency">
            <text:p>38,99 €</text:p>
          </table:table-cell>
          <table:table-cell table:style-name="ce239" table:formula="of:=[.I43]*[.E43]" office:value-type="currency" office:currency="EUR" office:value="38.99" calcext:value-type="currency">
            <text:p>38,99 €</text:p>
          </table:table-cell>
          <table:table-cell table:style-name="ce239" table:formula="of:=[.I43]*[.F43]" office:value-type="currency" office:currency="EUR" office:value="38.99" calcext:value-type="currency">
            <text:p>38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1" calcext:value-type="float">
            <text:p>1</text:p>
          </table:table-cell>
          <table:table-cell table:style-name="ce296" table:formula="of:=[.I43]*[.O43]" office:value-type="currency" office:currency="EUR" office:value="38.99" calcext:value-type="currency">
            <text:p>38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1" office:value-type="string" calcext:value-type="string">
            <text:p>Fils pour connectiques</text:p>
          </table:table-cell>
          <table:table-cell table:style-name="ce151"/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Aussel-couleur-darc-en-ciel-1-27mm-connecteurs/dp/B077XF5LXH/ref=pd_sbs_sccl_3_2/262-1057335-3830602?pd_rd_w=Zk6lj&amp;content-id=amzn1.sym.2cff0401-b37b-4899-b0b6-d3d8cde2dc64&amp;pf_rd_p=2cff0401-b37b-4899-b0b6-d3d8cde2dc64&amp;pf_rd_r=C283FCSEJ2ZNNWH2G23N&amp;pd_rd_wg=OulFS&amp;pd_rd_r=9fc1c70b-0c0a-4500-8912-bbd120edea37&amp;pd_rd_i=B077XF5LXH&amp;th=1</text:p>
          </table:table-cell>
          <table:table-cell table:style-name="ce242" office:value-type="currency" office:currency="EUR" office:value="10.99" calcext:value-type="currency">
            <text:p>10,99 €</text:p>
          </table:table-cell>
          <table:table-cell table:style-name="ce240" table:formula="of:=[.I44]*[.E44]" office:value-type="currency" office:currency="EUR" office:value="10.99" calcext:value-type="currency">
            <text:p>10,99 €</text:p>
          </table:table-cell>
          <table:table-cell table:style-name="ce240" table:formula="of:=[.I44]*[.F44]" office:value-type="currency" office:currency="EUR" office:value="10.99" calcext:value-type="currency">
            <text:p>10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4]-[.N44]&lt;0;0;[.F44]-[.N44])" office:value-type="float" office:value="1" calcext:value-type="float">
            <text:p>1</text:p>
          </table:table-cell>
          <table:table-cell table:style-name="ce296" table:formula="of:=[.I44]*[.O44]" office:value-type="currency" office:currency="EUR" office:value="10.99" calcext:value-type="currency">
            <text:p>10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25"/>
          <table:table-cell table:style-name="ce150" office:value-type="string" calcext:value-type="string">
            <text:p>Valise de transport H125</text:p>
          </table:table-cell>
          <table:table-cell table:style-name="ce150" office:value-type="string" calcext:value-type="string">
            <text:p>Valise etanche pouvant contenir 5 sondes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Vexi</text:p>
          </table:table-cell>
          <table:table-cell table:style-name="ce210" office:value-type="string" calcext:value-type="string">
            <text:p>https://www.vexi.fr/details/valises-plastique/etanches/valise-465-h125/</text:p>
          </table:table-cell>
          <table:table-cell table:style-name="ce241" office:value-type="currency" office:currency="EUR" office:value="71.33" calcext:value-type="currency">
            <text:p>71,33 €</text:p>
          </table:table-cell>
          <table:table-cell table:style-name="ce239" table:formula="of:=[.I45]*[.E45]" office:value-type="currency" office:currency="EUR" office:value="71.33" calcext:value-type="currency">
            <text:p>71,33 €</text:p>
          </table:table-cell>
          <table:table-cell table:style-name="ce239" table:formula="of:=[.I45]*[.F45]" office:value-type="currency" office:currency="EUR" office:value="71.33" calcext:value-type="currency">
            <text:p>71,33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45]-[.N45]&lt;0;0;[.F45]-[.N45])" office:value-type="float" office:value="1" calcext:value-type="float">
            <text:p>1</text:p>
          </table:table-cell>
          <table:table-cell table:style-name="ce296" table:formula="of:=[.I45]*[.O45]" office:value-type="currency" office:currency="EUR" office:value="71.33" calcext:value-type="currency">
            <text:p>71,33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1" office:value-type="string" calcext:value-type="string">
            <text:p>Filament pour impression 3D</text:p>
          </table:table-cell>
          <table:table-cell table:style-name="ce151"/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Arianeplast</text:p>
          </table:table-cell>
          <table:table-cell table:style-name="ce213" office:value-type="string" calcext:value-type="string">
            <text:p>https://www.arianeplast.com/218-3d-filament-petg</text:p>
          </table:table-cell>
          <table:table-cell table:style-name="ce242" office:value-type="currency" office:currency="EUR" office:value="24" calcext:value-type="currency">
            <text:p>24,00 €</text:p>
          </table:table-cell>
          <table:table-cell table:style-name="ce240" table:formula="of:=[.I46]*[.E46]" office:value-type="currency" office:currency="EUR" office:value="24" calcext:value-type="currency">
            <text:p>24,00 €</text:p>
          </table:table-cell>
          <table:table-cell table:style-name="ce240" table:formula="of:=[.I46]*[.F46]" office:value-type="currency" office:currency="EUR" office:value="24" calcext:value-type="currency">
            <text:p>24,00 €</text:p>
          </table:table-cell>
          <table:table-cell table:style-name="ce112" table:formula="of:=SUM([.J39:.J46])" office:value-type="currency" office:currency="EUR" office:value="201.45" calcext:value-type="currency">
            <text:p>201,45 €</text:p>
          </table:table-cell>
          <table:table-cell table:style-name="ce112" table:formula="of:=SUM([.K39:.K46])" office:value-type="currency" office:currency="EUR" office:value="201.45" calcext:value-type="currency">
            <text:p>201,45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46]-[.N46]&lt;0;0;[.F46]-[.N46])" office:value-type="float" office:value="1" calcext:value-type="float">
            <text:p>1</text:p>
          </table:table-cell>
          <table:table-cell table:style-name="ce296" table:formula="of:=[.I46]*[.O46]" office:value-type="currency" office:currency="EUR" office:value="24" calcext:value-type="currency">
            <text:p>24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4">
          <table:table-cell table:style-name="ce4"/>
          <table:table-cell table:style-name="ce131" table:number-columns-repeated="4"/>
          <table:table-cell table:style-name="ce78"/>
          <table:table-cell table:style-name="ce131"/>
          <table:table-cell table:style-name="ce211"/>
          <table:table-cell table:style-name="ce229"/>
          <table:table-cell table:style-name="Default" table:number-columns-repeated="2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136" office:value-type="string" calcext:value-type="string" table:number-columns-spanned="1" table:number-rows-spanned="12">
            <text:p>Frais de ports</text:p>
          </table:table-cell>
          <table:table-cell table:style-name="ce162" office:value-type="string" calcext:value-type="string">
            <text:p>Frais de port Amazon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table:formula="of:=[.E49]*[.$E$4]" office:value-type="float" office:value="1" calcext:value-type="float">
            <text:p>1</text:p>
          </table:table-cell>
          <table:table-cell table:style-name="ce162" office:value-type="string" calcext:value-type="string">
            <text:p>Amazon</text:p>
          </table:table-cell>
          <table:table-cell table:style-name="ce162"/>
          <table:table-cell table:style-name="ce243" office:value-type="currency" office:currency="EUR" office:value="8" calcext:value-type="currency">
            <text:p>8,00 €</text:p>
          </table:table-cell>
          <table:table-cell table:style-name="ce263" table:formula="of:=[.I49]*[.E49]" office:value-type="currency" office:currency="EUR" office:value="8" calcext:value-type="currency">
            <text:p>8,00 €</text:p>
          </table:table-cell>
          <table:table-cell table:style-name="ce263" table:formula="of:=[.I49]*[.F49]" office:value-type="currency" office:currency="EUR" office:value="8" calcext:value-type="currency">
            <text:p>8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9]-[.N49]&lt;0;0;[.F49]-[.N49])" office:value-type="float" office:value="1" calcext:value-type="float">
            <text:p>1</text:p>
          </table:table-cell>
          <table:table-cell table:style-name="ce296" table:formula="of:=[.I49]*[.O49]" office:value-type="currency" office:currency="EUR" office:value="8" calcext:value-type="currency">
            <text:p>8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 Arianeplast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table:formula="of:=[.E50]*[.$E$4]" office:value-type="float" office:value="1" calcext:value-type="float">
            <text:p>1</text:p>
          </table:table-cell>
          <table:table-cell table:style-name="ce163" office:value-type="string" calcext:value-type="string">
            <text:p>Arianeplast</text:p>
          </table:table-cell>
          <table:table-cell table:style-name="ce163"/>
          <table:table-cell table:style-name="ce244" office:value-type="currency" office:currency="EUR" office:value="7" calcext:value-type="currency">
            <text:p>7,00 €</text:p>
          </table:table-cell>
          <table:table-cell table:style-name="ce265" table:formula="of:=[.I50]*[.E50]" office:value-type="currency" office:currency="EUR" office:value="7" calcext:value-type="currency">
            <text:p>7,00 €</text:p>
          </table:table-cell>
          <table:table-cell table:style-name="ce265" table:formula="of:=[.I50]*[.F50]" office:value-type="currency" office:currency="EUR" office:value="7" calcext:value-type="currency">
            <text:p>7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0]-[.N50]&lt;0;0;[.F50]-[.N50])" office:value-type="float" office:value="1" calcext:value-type="float">
            <text:p>1</text:p>
          </table:table-cell>
          <table:table-cell table:style-name="ce296" table:formula="of:=[.I50]*[.O50]" office:value-type="currency" office:currency="EUR" office:value="7" calcext:value-type="currency">
            <text:p>7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office:value-type="string" calcext:value-type="string">
            <text:p><text:span text:style-name="T2">Frais de port  </text:span>Vexi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table:formula="of:=[.E51]*[.$E$4]" office:value-type="float" office:value="1" calcext:value-type="float">
            <text:p>1</text:p>
          </table:table-cell>
          <table:table-cell table:style-name="ce162" office:value-type="string" calcext:value-type="string">
            <text:p>Vexi</text:p>
          </table:table-cell>
          <table:table-cell table:style-name="ce162"/>
          <table:table-cell table:style-name="ce243" office:value-type="currency" office:currency="EUR" office:value="9.8" calcext:value-type="currency">
            <text:p>9,80 €</text:p>
          </table:table-cell>
          <table:table-cell table:style-name="ce263" table:formula="of:=[.I51]*[.E51]" office:value-type="currency" office:currency="EUR" office:value="9.8" calcext:value-type="currency">
            <text:p>9,80 €</text:p>
          </table:table-cell>
          <table:table-cell table:style-name="ce263" table:formula="of:=[.I51]*[.F51]" office:value-type="currency" office:currency="EUR" office:value="9.8" calcext:value-type="currency">
            <text:p>9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1]-[.N51]&lt;0;0;[.F51]-[.N51])" office:value-type="float" office:value="1" calcext:value-type="float">
            <text:p>1</text:p>
          </table:table-cell>
          <table:table-cell table:style-name="ce296" table:formula="of:=[.I51]*[.O51]" office:value-type="currency" office:currency="EUR" office:value="9.8" calcext:value-type="currency">
            <text:p>9,8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Digikey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table:formula="of:=[.E52]*[.$E$4]" office:value-type="float" office:value="1" calcext:value-type="float">
            <text:p>1</text:p>
          </table:table-cell>
          <table:table-cell table:style-name="ce163" office:value-type="string" calcext:value-type="string">
            <text:p>Digikey</text:p>
          </table:table-cell>
          <table:table-cell table:style-name="ce163"/>
          <table:table-cell table:style-name="ce244" office:value-type="currency" office:currency="EUR" office:value="18" calcext:value-type="currency">
            <text:p>18,00 €</text:p>
          </table:table-cell>
          <table:table-cell table:style-name="ce265" table:formula="of:=[.I52]*[.E52]" office:value-type="currency" office:currency="EUR" office:value="18" calcext:value-type="currency">
            <text:p>18,00 €</text:p>
          </table:table-cell>
          <table:table-cell table:style-name="ce265" table:formula="of:=[.I52]*[.F52]" office:value-type="currency" office:currency="EUR" office:value="18" calcext:value-type="currency">
            <text:p>18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2]-[.N52]&lt;0;0;[.F52]-[.N52])" office:value-type="float" office:value="1" calcext:value-type="float">
            <text:p>1</text:p>
          </table:table-cell>
          <table:table-cell table:style-name="ce296" table:formula="of:=[.I52]*[.O52]" office:value-type="currency" office:currency="EUR" office:value="18" calcext:value-type="currency">
            <text:p>18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office:value-type="string" calcext:value-type="string">
            <text:p><text:span text:style-name="T2">Frais de port </text:span>Rspro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9" table:formula="of:=[.E53]*[.$E$4]" office:value-type="float" office:value="1" calcext:value-type="float">
            <text:p>1</text:p>
          </table:table-cell>
          <table:table-cell table:style-name="ce162" office:value-type="string" calcext:value-type="string">
            <text:p>RS pro</text:p>
          </table:table-cell>
          <table:table-cell table:style-name="ce162"/>
          <table:table-cell table:style-name="ce243" office:value-type="currency" office:currency="EUR" office:value="8.5" calcext:value-type="currency">
            <text:p>8,50 €</text:p>
          </table:table-cell>
          <table:table-cell table:style-name="ce263" table:formula="of:=[.I53]*[.E53]" office:value-type="currency" office:currency="EUR" office:value="8.5" calcext:value-type="currency">
            <text:p>8,50 €</text:p>
          </table:table-cell>
          <table:table-cell table:style-name="ce263" table:formula="of:=[.I53]*[.F53]" office:value-type="currency" office:currency="EUR" office:value="8.5" calcext:value-type="currency">
            <text:p>8,5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3]-[.N53]&lt;0;0;[.F53]-[.N53])" office:value-type="float" office:value="1" calcext:value-type="float">
            <text:p>1</text:p>
          </table:table-cell>
          <table:table-cell table:style-name="ce296" table:formula="of:=[.I53]*[.O53]" office:value-type="currency" office:currency="EUR" office:value="8.5" calcext:value-type="currency">
            <text:p>8,5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office:value-type="string" calcext:value-type="string">
            <text:p><text:span text:style-name="T2">Frais de port </text:span>Syera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80" table:formula="of:=[.E54]*[.$E$4]" office:value-type="float" office:value="1" calcext:value-type="float">
            <text:p>1</text:p>
          </table:table-cell>
          <table:table-cell table:style-name="ce163" office:value-type="string" calcext:value-type="string">
            <text:p>Syera</text:p>
          </table:table-cell>
          <table:table-cell table:style-name="ce163"/>
          <table:table-cell table:style-name="ce244" office:value-type="currency" office:currency="EUR" office:value="11.82" calcext:value-type="currency">
            <text:p>11,82 €</text:p>
          </table:table-cell>
          <table:table-cell table:style-name="ce265" table:formula="of:=[.I54]*[.E54]" office:value-type="currency" office:currency="EUR" office:value="11.82" calcext:value-type="currency">
            <text:p>11,82 €</text:p>
          </table:table-cell>
          <table:table-cell table:style-name="ce265" table:formula="of:=[.I54]*[.F54]" office:value-type="currency" office:currency="EUR" office:value="11.82" calcext:value-type="currency">
            <text:p>11,8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4]-[.N54]&lt;0;0;[.F54]-[.N54])" office:value-type="float" office:value="1" calcext:value-type="float">
            <text:p>1</text:p>
          </table:table-cell>
          <table:table-cell table:style-name="ce296" table:formula="of:=[.I54]*[.O54]" office:value-type="currency" office:currency="EUR" office:value="11.82" calcext:value-type="currency">
            <text:p>11,82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5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5]*[.E55]" office:value-type="currency" office:currency="EUR" office:value="0" calcext:value-type="currency">
            <text:p>0,00 €</text:p>
          </table:table-cell>
          <table:table-cell table:style-name="ce263" table:formula="of:=[.I55]*[.F5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0" calcext:value-type="float">
            <text:p>0</text:p>
          </table:table-cell>
          <table:table-cell table:style-name="ce296" table:formula="of:=[.I55]*[.O55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56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56]*[.E56]" office:value-type="currency" office:currency="EUR" office:value="0" calcext:value-type="currency">
            <text:p>0,00 €</text:p>
          </table:table-cell>
          <table:table-cell table:style-name="ce265" table:formula="of:=[.I56]*[.F5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6]-[.N56]&lt;0;0;[.F56]-[.N56])" office:value-type="float" office:value="0" calcext:value-type="float">
            <text:p>0</text:p>
          </table:table-cell>
          <table:table-cell table:style-name="ce296" table:formula="of:=[.I56]*[.O56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7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7]*[.E57]" office:value-type="currency" office:currency="EUR" office:value="0" calcext:value-type="currency">
            <text:p>0,00 €</text:p>
          </table:table-cell>
          <table:table-cell table:style-name="ce263" table:formula="of:=[.I57]*[.F5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7]-[.N57]&lt;0;0;[.F57]-[.N57])" office:value-type="float" office:value="0" calcext:value-type="float">
            <text:p>0</text:p>
          </table:table-cell>
          <table:table-cell table:style-name="ce296" table:formula="of:=[.I57]*[.O57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58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58]*[.E58]" office:value-type="currency" office:currency="EUR" office:value="0" calcext:value-type="currency">
            <text:p>0,00 €</text:p>
          </table:table-cell>
          <table:table-cell table:style-name="ce265" table:formula="of:=[.I58]*[.F5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8]-[.N58]&lt;0;0;[.F58]-[.N58])" office:value-type="float" office:value="0" calcext:value-type="float">
            <text:p>0</text:p>
          </table:table-cell>
          <table:table-cell table:style-name="ce296" table:formula="of:=[.I58]*[.O58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9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9]*[.E59]" office:value-type="currency" office:currency="EUR" office:value="0" calcext:value-type="currency">
            <text:p>0,00 €</text:p>
          </table:table-cell>
          <table:table-cell table:style-name="ce263" table:formula="of:=[.I59]*[.F59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9]-[.N59]&lt;0;0;[.F59]-[.N59])" office:value-type="float" office:value="0" calcext:value-type="float">
            <text:p>0</text:p>
          </table:table-cell>
          <table:table-cell table:style-name="ce296" table:formula="of:=[.I59]*[.O59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60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60]*[.E60]" office:value-type="currency" office:currency="EUR" office:value="0" calcext:value-type="currency">
            <text:p>0,00 €</text:p>
          </table:table-cell>
          <table:table-cell table:style-name="ce265" table:formula="of:=[.I60]*[.F60]" office:value-type="currency" office:currency="EUR" office:value="0" calcext:value-type="currency">
            <text:p>0,00 €</text:p>
          </table:table-cell>
          <table:table-cell table:style-name="ce279" table:formula="of:=SUM([.J49:.J60])" office:value-type="currency" office:currency="EUR" office:value="63.12" calcext:value-type="currency">
            <text:p>63,12 €</text:p>
          </table:table-cell>
          <table:table-cell table:style-name="ce279" table:formula="of:=SUM([.K49:.K60])" office:value-type="currency" office:currency="EUR" office:value="63.12" calcext:value-type="currency">
            <text:p>63,12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60]-[.N60]&lt;0;0;[.F60]-[.N60])" office:value-type="float" office:value="0" calcext:value-type="float">
            <text:p>0</text:p>
          </table:table-cell>
          <table:table-cell table:style-name="ce296" table:formula="of:=[.I60]*[.O60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14">
          <table:table-cell table:style-name="ce4"/>
          <table:table-cell table:style-name="ce131" table:number-columns-repeated="6"/>
          <table:table-cell table:style-name="ce211"/>
          <table:table-cell table:style-name="ce229" table:number-columns-repeated="3"/>
          <table:table-cell table:style-name="ce131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6">
          <table:table-cell table:style-name="ce4"/>
          <table:table-cell table:style-name="ce131" table:number-columns-repeated="6"/>
          <table:table-cell table:style-name="ce211"/>
          <table:table-cell table:style-name="ce229"/>
          <table:table-cell table:style-name="ce137" office:value-type="string" calcext:value-type="string" table:number-columns-spanned="3" table:number-rows-spanned="1">
            <text:p>Total (Hors frais de ports)</text:p>
          </table:table-cell>
          <table:covered-table-cell table:number-columns-repeated="2" table:style-name="ce137"/>
          <table:table-cell table:style-name="ce266" table:formula="of:=SUM([.M46];[.M37];[.M29];[.M23])" office:value-type="currency" office:currency="EUR" office:value="547.66" calcext:value-type="currency">
            <text:p>547,66 €</text:p>
          </table:table-cell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6">
          <table:table-cell table:style-name="ce4"/>
          <table:table-cell table:style-name="ce131" table:number-columns-repeated="5"/>
          <table:table-cell table:style-name="ce131" office:value-type="string" calcext:value-type="string">
            <text:p><text:s/></text:p>
          </table:table-cell>
          <table:table-cell table:style-name="ce211"/>
          <table:table-cell table:style-name="ce229"/>
          <table:table-cell table:style-name="ce138" office:value-type="string" calcext:value-type="string" table:number-columns-spanned="3" table:number-rows-spanned="1">
            <text:p>Total (TTC)</text:p>
          </table:table-cell>
          <table:covered-table-cell table:number-columns-repeated="2" table:style-name="ce138"/>
          <table:table-cell table:style-name="ce267" table:formula="of:=[.M60]+[.M62]" office:value-type="currency" office:currency="EUR" office:value="610.78" calcext:value-type="currency">
            <text:p>610,78 €</text:p>
          </table:table-cell>
          <table:table-cell table:style-name="ce300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307" table:formula="of:=SUM([.P7:.P60])" office:value-type="currency" office:currency="EUR" office:value="610.78" calcext:value-type="currency">
            <text:p>610,78 €</text:p>
          </table:table-cell>
          <table:table-cell table:style-name="ce314"/>
          <table:table-cell table:style-name="ce4" table:number-columns-repeated="1007"/>
        </table:table-row>
        <table:table-row table:style-name="ro14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4">
          <table:table-cell table:style-name="ce4"/>
          <table:table-cell table:style-name="ce131" table:number-columns-repeated="4"/>
          <table:table-cell table:style-name="Default"/>
          <table:table-cell table:style-name="Default" table:number-columns-spanned="4" table:number-rows-spanned="1"/>
          <table:covered-table-cell table:style-name="Default"/>
          <table:covered-table-cell table:style-name="ce1"/>
          <table:covered-table-cell table:style-name="Default"/>
          <table:table-cell table:style-name="Default" table:number-columns-repeated="2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4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4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131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6">
          <table:table-cell table:style-name="ce4" table:number-columns-repeated="5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193" office:value-type="string" calcext:value-type="string">
            <office:annotation draw:style-name="gr1" draw:text-style-name="P2" svg:width="2.899cm" svg:height="2.176cm" svg:x="22.818cm" svg:y="55.607cm" draw:caption-point-x="-0.61cm" draw:caption-point-y="1.511cm">
              <dc:date>2022-10-24T00:00:00</dc:date>
              <text:p text:style-name="P1"><text:span text:style-name="T1">Champs </text:span><text:span text:style-name="T1">nécéssaires pour </text:span><text:span text:style-name="T1">liste déroulante </text:span><text:span text:style-name="T1">colonne Q</text:span></text:p>
              <text:p text:style-name="P1"><text:span text:style-name="T1"/></text:p>
            </office:annotation>
            <text:p>Etat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A commander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7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En attente de réception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Reçu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Colis perdu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Default" office:value-type="string" calcext:value-type="string">
            <text:p>Rien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8">
          <table:table-cell table:style-name="ce4" table:number-columns-repeated="5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27">
          <table:table-cell table:style-name="ce4" table:number-columns-repeated="7"/>
          <table:table-cell table:style-name="ce214"/>
          <table:table-cell table:style-name="ce246" table:number-columns-repeated="3"/>
          <table:table-cell table:style-name="ce4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31">
          <table:table-cell table:number-columns-repeated="9"/>
          <table:table-cell table:style-name="ce246" table:number-columns-repeated="2"/>
          <table:table-cell table:number-columns-repeated="1013"/>
        </table:table-row>
        <table:table-row table:style-name="ro5" table:number-rows-repeated="104843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iste_Materiel.Q1:Liste_Materiel.Q1048576">
            <calcext:condition calcext:apply-style-name="A commander" calcext:value="=&quot;a commander&quot;" calcext:base-cell-address="NT_Amazon.Q1"/>
            <calcext:condition calcext:apply-style-name="En attente de réception" calcext:value="=[$Liste_Materiel.$G$76]" calcext:base-cell-address="NT_Amazon.Q1"/>
            <calcext:condition calcext:apply-style-name="Sans nom1" calcext:value="=[$Liste_Materiel.$G$77]" calcext:base-cell-address="NT_Amazon.Q1"/>
            <calcext:condition calcext:apply-style-name="colis perdu" calcext:value="=[$Liste_Materiel.$G$78]" calcext:base-cell-address="NT_Amazon.Q1"/>
          </calcext:conditional-format>
        </calcext:conditional-formats>
      </table:table>
      <table:table table:name="NT_Amazon" table:style-name="ta1">
        <table:table-column table:style-name="co14" table:default-cell-style-name="ce5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Amazon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Câble micro USB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.9" calcext:value-type="currency">
            <text:p>3,90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arte micro SD 32Gb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9.91" calcext:value-type="currency">
            <text:p>9,91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onnectiques JS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8.99" calcext:value-type="currency">
            <text:p>38,9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ils pour connectiques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0.99" calcext:value-type="currency">
            <text:p>10,9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rais de port Amazon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8" calcext:value-type="currency">
            <text:p>8,00 €</text:p>
          </table:table-cell>
          <table:table-cell/>
        </table:table-row>
        <table:table-row table:style-name="ro5">
          <table:table-cell table:style-name="ce215" office:value-type="string" calcext:value-type="string">
            <text:p>Graisse silicon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2.99" calcext:value-type="currency">
            <text:p>12,9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Kit GPIO header 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4.49" calcext:value-type="currency">
            <text:p>14,4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Pile CR1220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.12" calcext:value-type="currency">
            <text:p>3,12 €</text:p>
          </table:table-cell>
          <table:table-cell/>
        </table:table-row>
        <table:table-row table:style-name="ro5">
          <table:table-cell table:style-name="ce215" office:value-type="string" calcext:value-type="string">
            <text:p>Pompe à vid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9.35" calcext:value-type="currency">
            <text:p>19,35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121.74" calcext:value-type="currency">
            <text:p>121,74 €</text:p>
          </table:table-cell>
          <table:table-cell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Arianeplast" table:style-name="ta1">
        <table:table-column table:style-name="co14" table:default-cell-style-name="ce5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Arianeplast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Filament pour impression 3D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4" calcext:value-type="currency">
            <text:p>24,00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rais de port <text:s/>Arianeplas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7" calcext:value-type="currency">
            <text:p>7,00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31" calcext:value-type="currency">
            <text:p>31,00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Digikey" table:style-name="ta1">
        <table:table-column table:style-name="co14" table:default-cell-style-name="ce5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Digikey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Adafruit Adaloger M0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2.66" calcext:value-type="currency">
            <text:p>22,66 €</text:p>
          </table:table-cell>
          <table:table-cell/>
        </table:table-row>
        <table:table-row table:style-name="ro5">
          <table:table-cell table:style-name="ce215" office:value-type="string" calcext:value-type="string">
            <text:p>Adafruit Module RTC 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5.84" calcext:value-type="currency">
            <text:p>15,84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arte de prototypage Adafrui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.35" calcext:value-type="currency">
            <text:p>3,35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rais de port Digikey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8" calcext:value-type="currency">
            <text:p>18,00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59.85" calcext:value-type="currency">
            <text:p>59,85 €</text:p>
          </table:table-cell>
          <table:table-cell/>
        </table:table-row>
        <table:table-row table:style-name="ro5" table:number-rows-repeated="6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RSpro" table:style-name="ta1">
        <table:table-column table:style-name="co14" table:default-cell-style-name="ce5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 office:value-type="string" calcext:value-type="string">
            <text:p>Guillaume</text:p>
          </table:table-cell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RS pro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Batterie Li-ion 3,7v 5,2 Ah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8.15" calcext:value-type="currency">
            <text:p>28,15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rais de port Rspro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8.5" calcext:value-type="currency">
            <text:p>8,50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36.65" calcext:value-type="currency">
            <text:p>36,65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Syera" table:style-name="ta1">
        <table:table-column table:style-name="co14" table:default-cell-style-name="ce5"/>
        <table:table-column table:style-name="co2" table:default-cell-style-name="Default"/>
        <table:table-column table:style-name="co18" table:default-cell-style-name="ce3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style-name="ce49"/>
          <table:covered-table-cell table:style-name="ce88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103" office:value-type="string" calcext:value-type="string">
            <text:p>Guillaume</text:p>
          </table:table-cell>
          <table:table-cell table:style-name="ce9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/>
          <table:table-cell table:style-name="ce10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 table:style-name="Default"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 table:style-name="Default"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Syera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Adaptateur pour test d’étanchéité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9.31" calcext:value-type="currency">
            <text:p>9,31 €</text:p>
          </table:table-cell>
          <table:table-cell/>
        </table:table-row>
        <table:table-row table:style-name="ro5">
          <table:table-cell table:style-name="ce215" office:value-type="string" calcext:value-type="string">
            <text:p>Bouchon ven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0.47" calcext:value-type="currency">
            <text:p>10,47 €</text:p>
          </table:table-cell>
          <table:table-cell/>
        </table:table-row>
        <table:table-row table:style-name="ro5">
          <table:table-cell table:style-name="ce215" office:value-type="string" calcext:value-type="string">
            <text:p>Bride</text:p>
          </table:table-cell>
          <table:table-cell table:style-name="ce230" office:value-type="float" office:value="2" calcext:value-type="float">
            <text:p>2</text:p>
          </table:table-cell>
          <table:table-cell table:style-name="ce245" office:value-type="currency" office:currency="EUR" office:value="62.84" calcext:value-type="currency">
            <text:p>62,84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elsius Fast-Response, ±0.1°C Temperature Sensor (I2C)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81.48" calcext:value-type="currency">
            <text:p>81,48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rais de port Syera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1.82" calcext:value-type="currency">
            <text:p>11,82 €</text:p>
          </table:table-cell>
          <table:table-cell/>
        </table:table-row>
        <table:table-row table:style-name="ro5">
          <table:table-cell table:style-name="ce215" office:value-type="string" calcext:value-type="string">
            <text:p>Interrupteur étanch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3.28" calcext:value-type="currency">
            <text:p>23,28 €</text:p>
          </table:table-cell>
          <table:table-cell/>
        </table:table-row>
        <table:table-row table:style-name="ro5">
          <table:table-cell table:style-name="ce215" office:value-type="string" calcext:value-type="string">
            <text:p>Tape Alu <text:s/>sans trou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8.16" calcext:value-type="currency">
            <text:p>8,16 €</text:p>
          </table:table-cell>
          <table:table-cell/>
        </table:table-row>
        <table:table-row table:style-name="ro5">
          <table:table-cell table:style-name="ce215" office:value-type="string" calcext:value-type="string">
            <text:p>Tape Alu 2 trous</text:p>
          </table:table-cell>
          <table:table-cell table:style-name="ce230" office:value-type="float" office:value="2" calcext:value-type="float">
            <text:p>2</text:p>
          </table:table-cell>
          <table:table-cell table:style-name="ce245" office:value-type="currency" office:currency="EUR" office:value="19.08" calcext:value-type="currency">
            <text:p>19,08 €</text:p>
          </table:table-cell>
          <table:table-cell/>
        </table:table-row>
        <table:table-row table:style-name="ro5">
          <table:table-cell table:style-name="ce215" office:value-type="string" calcext:value-type="string">
            <text:p>Tube verrouillable PMMA 2 pouces 300mm (WTE2-P-LOCK-TUBE-300-R1)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9.57" calcext:value-type="currency">
            <text:p>39,57 €</text:p>
          </table:table-cell>
          <table:table-cell/>
        </table:table-row>
        <table:table-row table:style-name="ro5">
          <table:table-cell table:style-name="ce215" office:value-type="string" calcext:value-type="string">
            <text:p>Voyant lumineux étanch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4.4" calcext:value-type="currency">
            <text:p>14,40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280.41" calcext:value-type="currency">
            <text:p>280,41 €</text:p>
          </table:table-cell>
          <table:table-cell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Vexi" table:style-name="ta1">
        <table:table-column table:style-name="co14" table:default-cell-style-name="ce5"/>
        <table:table-column table:style-name="co2" table:default-cell-style-name="Default"/>
        <table:table-column table:style-name="co19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 office:value-type="string" calcext:value-type="string">
            <text:p>Guillaume</text:p>
          </table:table-cell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Vexi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Frais de port <text:s/>Vexi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9.8" calcext:value-type="currency">
            <text:p>9,80 €</text:p>
          </table:table-cell>
          <table:table-cell/>
        </table:table-row>
        <table:table-row table:style-name="ro5">
          <table:table-cell table:style-name="ce215" office:value-type="string" calcext:value-type="string">
            <text:p>Valise de transport H125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71.33" calcext:value-type="currency">
            <text:p>71,33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81.13" calcext:value-type="currency">
            <text:p>81,13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-pilot-tables>
        <table:data-pilot-table table:name="DataPilot4" table:application-data="" table:target-range-address="NT_Syera.A20:NT_Syera.C33" table:buttons="NT_Syera.A20 NT_Syera.A22 NT_Syera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Syera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tru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Arianeplast.A20:NT_Arianeplast.C25" table:buttons="NT_Arianeplast.A20 NT_Arianeplast.A22 NT_Arianeplast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tru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Digikey.A20:NT_Digikey.C27" table:buttons="NT_Digikey.A20 NT_Digikey.A22 NT_Digikey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Digikey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tru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RSpro.A20:NT_RSpro.C25" table:buttons="NT_RSpro.A20 NT_RSpro.A22 NT_RSpro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RS pro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tru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Vexi.A20:NT_Vexi.C25" table:buttons="NT_Vexi.A20 NT_Vexi.A22 NT_Vexi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Vexi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Amazon.A20:NT_Amazon.C32" table:buttons="NT_Amazon.A20 NT_Amazon.A22 NT_Amazon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mazon" table:display="tru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0:25:47.100496443</meta:creation-date>
    <dc:date>2023-11-28T13:03:56.149393738</dc:date>
    <meta:editing-duration>PT16H32M25S</meta:editing-duration>
    <meta:editing-cycles>62</meta:editing-cycles>
    <meta:generator>LibreOffice/7.3.7.2$Linux_X86_64 LibreOffice_project/30$Build-2</meta:generator>
    <meta:document-statistic meta:table-count="7" meta:cell-count="747" meta:object-count="0"/>
  </office:meta>
</office:document-meta>
</file>